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389in" fo:line-height="115%"/>
      <style:text-properties style:font-name="Times" fo:font-size="11.0pt"/>
    </style:style>
    <style:style style:name="P2" style:family="paragraph" style:parent-style-name="Standard">
      <style:paragraph-properties fo:margin-bottom="0.1389in" fo:line-height="115%"/>
      <style:text-properties style:font-name="Times" fo:font-size="13.0pt" fo:color="#000000"/>
    </style:style>
    <style:style style:name="T1" style:family="text">
      <style:text-properties fo:font-size="11.0pt" fo:font-size-asian="11.0pt" fo:font-size-complex="11.0pt" fo:color="#000000"/>
    </style:style>
    <style:style style:name="T2" style:family="text">
      <style:text-properties fo:font-size="10.0pt" fo:font-size-asian="10.0pt" fo:font-size-complex="10.0pt" fo:color="#cc7832"/>
    </style:style>
    <style:style style:name="T3" style:family="text">
      <style:text-properties fo:color="#cc7832"/>
    </style:style>
    <style:style style:name="T4" style:family="text">
      <style:text-properties fo:font-style="italic" fo:font-style-asian="italic" fo:font-style-complex="italic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tudent: Ardelean Andrei-Mircea</text:p>
      <text:p text:style-name="P1">Grupa: 221</text:p>
      <text:p text:style-name="P1">Email: andreiardelean37@gmail.com</text:p>
      <text:p text:style-name="P2"><text:span text:style-name="T1">Ce se afiseaza la rularea urmatorului cod? Explicati.</text:span><text:span text:style-name="T2"><text:line-break/></text:span><text:span text:style-name="T3"><text:line-break/></text:span>class A{<text:line-break/><text:s text:c="4"/>int sum;<text:line-break/><text:line-break/><text:s text:c="4"/>public A(int sum){<text:line-break/><text:s text:c="8"/>this.sum = sum;<text:line-break/><text:s text:c="4"/>}<text:line-break/><text:line-break/><text:s text:c="4"/>int f(int x){<text:line-break/><text:s text:c="8"/>int i = 0;<text:line-break/><text:s text:c="8"/>for(int j = 1; j &lt;= x; j++){<text:line-break/><text:s text:c="12"/>if(x % j == 0){<text:line-break/><text:s text:c="16"/>sum += j;<text:line-break/><text:s text:c="16"/>i++;<text:line-break/><text:s text:c="12"/>}<text:line-break/><text:s text:c="12"/>i--;<text:line-break/><text:s text:c="8"/>}<text:line-break/><text:s text:c="8"/>return this.sum;<text:line-break/><text:s text:c="4"/>}<text:line-break/>}<text:line-break/><text:line-break/>public class Main {<text:line-break/><text:line-break/><text:s text:c="4"/>public static void main(String[] args) {<text:line-break/><text:s text:c="8"/>A object = new A('0');<text:line-break/><text:s text:c="8"/>System.<text:span text:style-name="T4">out</text:span>.println(object.f(10));<text:line-break/><text:s text:c="4"/>}<text:line-break/>}<text:line-break/></text:p>
      <text:p text:style-name="P1">Variante de raspuns:</text:p>
      <text:p text:style-name="P1">a) 18</text:p>
      <text:p text:style-name="P1">b) Eroare la crearea obiectului, parametrul dat fiind de tip 'char'</text:p>
      <text:p text:style-name="P1">c) 66</text:p>
      <text:p text:style-name="P1">d) '0'</text:p>
      <text:p text:style-name="P1"/>
      <text:p text:style-name="P1">Explicatii:</text:p>
      <text:p text:style-name="P1">Rezultatul corect este c) 66, deoarece se creeaza un obiect de clasa A cu sum=48, acesta fiind codul ASCII al caracterului 0, nu int-ul 0, functia calculand apoi suma divizorilor numarului 10, adica 1+2+5+10=18 =&gt; 48+18=66. Rezolvarea necesita atentie sporita, studentul trebuind sa cunoasca atat codul ASCII, cat si <text:s/>clasele in J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